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TaskExecutorTests.shutdownExecu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TaskExecutorTests.passingNullExecutorToCtorResultsInDefaultTaskExecutorBeing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TaskExecutorTests.zeroArgCtorResultsInDefaultTaskExecutorBeing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TaskExecutorTests.build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TaskExecutorTests.passingNullExecutorToSetterResultsInDefaultTaskExecutorBeing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